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Arnold Boecklin" svg:font-family="'Arnold Boecklin'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nold Boecklin" fo:font-size="48pt" style:font-size-asian="48pt" style:font-size-complex="48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nold Boecklin"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style:font-name="Arnold Boecklin"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nold Boecklin" fo:font-size="32pt" style:font-size-asian="32pt" style:font-size-complex="32pt"/>
    </style:style>
    <style:style style:name="T1" style:family="text">
      <style:text-properties style:font-name="Arnold Boecklin" fo:font-size="48pt" style:font-size-asian="48pt" style:font-size-complex="48pt"/>
    </style:style>
    <style:style style:name="T2" style:family="text">
      <style:text-properties style:font-name="Arnold Boeckli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547cm" svg:y="0.911cm">
          <draw:text-box>
            <text:p text:style-name="P2"><text:span text:style-name="T1">Sewin</text:span><text:span text:style-name="T1">g </text:span><text:span text:style-name="T1">Suppli</text:span><text:span text:style-name="T1">es</text:span></text:p>
          </draw:text-box>
        </draw:frame>
        <draw:frame draw:style-name="gr3" draw:text-style-name="P5" draw:layer="layout" svg:width="8.618cm" svg:height="1.824cm" svg:x="4.007cm" svg:y="6.849cm">
          <draw:text-box>
            <text:p text:style-name="P4">Fabric, Ribbons, and other decorations</text:p>
          </draw:text-box>
        </draw:frame>
        <draw:frame draw:style-name="gr4" draw:text-style-name="P7" draw:layer="layout" svg:width="13.406cm" svg:height="2.13cm" svg:x="1.074cm" svg:y="5.064cm">
          <draw:text-box>
            <text:p text:style-name="P6"><text:span text:style-name="T2">For </text:span><text:span text:style-name="T2">makin</text:span><text:span text:style-name="T2">g hats </text:span><text:span text:style-name="T2">or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Arnold Boecklin" svg:font-family="'Arnold Boecklin'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48:31.089793135</dc:date>
    <meta:editing-duration>PT55M5S</meta:editing-duration>
    <meta:editing-cycles>8</meta:editing-cycles>
    <meta:generator>LibreOffice/7.4.5.1$Linux_X86_64 LibreOffice_project/9c0871452b3918c1019dde9bfac75448afc4b57f</meta:generator>
    <meta:print-date>2023-03-13T18:44:28.834441347</meta:print-date>
    <meta:document-statistic meta:object-count="4"/>
  </office:meta>
</office:document-meta>
</file>